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9afd" officeooo:paragraph-rsid="00139afd"/>
    </style:style>
    <style:style style:name="P2" style:family="paragraph" style:parent-style-name="Standard">
      <style:text-properties officeooo:rsid="00139afd" officeooo:paragraph-rsid="0013cf4a"/>
    </style:style>
    <style:style style:name="P3" style:family="paragraph" style:parent-style-name="Standard">
      <style:text-properties style:text-underline-style="solid" style:text-underline-width="auto" style:text-underline-color="font-color" officeooo:rsid="00139afd" officeooo:paragraph-rsid="00139afd"/>
    </style:style>
    <style:style style:name="P4" style:family="paragraph" style:parent-style-name="Standard">
      <style:text-properties style:text-underline-style="solid" style:text-underline-width="auto" style:text-underline-color="font-color" officeooo:rsid="0013cf4a" officeooo:paragraph-rsid="0013cf4a"/>
    </style:style>
    <style:style style:name="P5" style:family="paragraph" style:parent-style-name="Standard">
      <style:text-properties officeooo:rsid="0013cf4a" officeooo:paragraph-rsid="0013cf4a"/>
    </style:style>
    <style:style style:name="P6" style:family="paragraph" style:parent-style-name="Standard">
      <style:text-properties officeooo:rsid="00139afd" officeooo:paragraph-rsid="00139afd"/>
    </style:style>
    <style:style style:name="P7" style:family="paragraph" style:parent-style-name="Standard">
      <style:text-properties officeooo:rsid="0013cf4a" officeooo:paragraph-rsid="0013cf4a"/>
    </style:style>
    <style:style style:name="P8" style:family="paragraph" style:parent-style-name="Standard">
      <style:text-properties officeooo:rsid="00160241" officeooo:paragraph-rsid="00160241"/>
    </style:style>
    <style:style style:name="P9" style:family="paragraph" style:parent-style-name="Standard">
      <style:text-properties officeooo:rsid="0017e3d7" officeooo:paragraph-rsid="0017e3d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3cf4a"/>
    </style:style>
    <style:style style:name="T3" style:family="text">
      <style:text-properties officeooo:rsid="0014fc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vento FliSol </text:p>
      <text:p text:style-name="P1"/>
      <text:p text:style-name="P2"><text:span text:style-name="T2">I</text:span>nvestigar acerca de que tipo de software libre puede ser utilizado al arrancar una <text:span text:style-name="T2">n</text:span>ueva empresa o starup.</text:p>
      <text:p text:style-name="P1"/>
      <text:p text:style-name="P1">El evento se realizara dentro de la <text:span text:style-name="T2">F</text:span>es <text:span text:style-name="T2">A</text:span>ragon y contara tanto con conferencias como con talleres</text:p>
      <text:p text:style-name="P1"/>
      <text:p text:style-name="P1"><text:span text:style-name="T1">Ponentes invitados</text:span> </text:p>
      <text:p text:style-name="P1">- Maesrtta Julia (sub-jefa de innova unam)</text:p>
      <text:p text:style-name="P1">- Carlos toxtli (asesor de google)</text:p>
      <text:p text:style-name="P1">- David Aroesti (Google_appengine)</text:p>
      <text:p text:style-name="P1">- Erika Luna ( Iniciativa posible)</text:p>
      <text:p text:style-name="P1">- Equipo de CETIEM</text:p>
      <text:p text:style-name="P1">- Sergio S.M. (Pierde el miedo)</text:p>
      <text:p text:style-name="P1">- Kike (Como convertirte en un experto)</text:p>
      <text:p text:style-name="P1">- *Paco solsona (la importancia de crear comunidad)</text:p>
      <text:p text:style-name="P1"/>
      <text:p text:style-name="P3">Tecnologias de software libre que son utilizadas para el desarrollo correcto de una empresa o startup</text:p>
      <text:p text:style-name="P1">- Git (git-hub, git lab)</text:p>
      <text:p text:style-name="P1">- Servicios Cloud (Google app engine, Amazon, etc.)</text:p>
      <text:p text:style-name="P1">- Linux (Ubuntu, Android, etc)</text:p>
      <text:p text:style-name="P1">- Arduino</text:p>
      <text:p text:style-name="P1">- <text:s/><text:span text:style-name="T2">Bases de datos (postgres, sql, mongodb)</text:span></text:p>
      <text:p text:style-name="P1">- <text:span text:style-name="T2">Editores de texto</text:span></text:p>
      <text:p text:style-name="P1"/>
      <text:p text:style-name="P4">Pendientes</text:p>
      <text:p text:style-name="P5">- hablar con CETIEM</text:p>
      <text:p text:style-name="P5">- Mandar correo a Paco Solsona</text:p>
      <text:p text:style-name="P5">- Mejorar el dise;o del logo del evento.</text:p>
      <text:p text:style-name="P5">- Preparar conferencia y taller de git</text:p>
      <text:p text:style-name="P5">- Que dinámica sera utilizada para que cada persona que quiera participar en un taller haya tomado previamente la conferencia correspondiente <text:span text:style-name="T3">(investigar eventbrite)</text:span></text:p>
      <text:p text:style-name="P5">-Se va a dar un curso acerca de bases de datos? </text:p>
      <text:p text:style-name="P5"/>
      <text:p text:style-name="P8">Investigacionas</text:p>
      <text:p text:style-name="P8">Control de inventario </text:p>
      <text:p text:style-name="P8">Control de personal </text:p>
      <text:p text:style-name="P8">Software para personas que no tienen conocimiento de computo</text:p>
      <text:p text:style-name="P8">terminales de punto de venta </text:p>
      <text:p text:style-name="P8">comunicaciones</text:p>
      <text:p text:style-name="P9">aunclouth</text:p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0:24:49.472985964</meta:creation-date>
    <meta:editing-duration>PT2M49S</meta:editing-duration>
    <meta:editing-cycles>4</meta:editing-cycles>
    <meta:generator>LibreOffice/4.2.8.2$Linux_X86_64 LibreOffice_project/420m0$Build-2</meta:generator>
    <dc:date>2016-03-01T16:36:38.016198733</dc:date>
    <meta:document-statistic meta:table-count="0" meta:image-count="0" meta:object-count="0" meta:page-count="1" meta:paragraph-count="33" meta:word-count="217" meta:character-count="1315" meta:non-whitespace-character-count="1124"/>
  </office:meta>
</office:document-meta>
</file>